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0b2c1" officeooo:paragraph-rsid="0000b2c1"/>
    </style:style>
    <style:style style:name="P2" style:family="paragraph" style:parent-style-name="Standard">
      <style:text-properties officeooo:paragraph-rsid="0000b2c1"/>
    </style:style>
    <style:style style:name="P3" style:family="paragraph" style:parent-style-name="Standard">
      <style:text-properties officeooo:rsid="001c0c14" officeooo:paragraph-rsid="001c0c14"/>
    </style:style>
    <style:style style:name="P4" style:family="paragraph" style:parent-style-name="Standard">
      <style:text-properties officeooo:paragraph-rsid="001c48f7"/>
    </style:style>
    <style:style style:name="P5" style:family="paragraph" style:parent-style-name="Standard" style:list-style-name="L10">
      <style:text-properties officeooo:paragraph-rsid="001c48f7"/>
    </style:style>
    <style:style style:name="P6" style:family="paragraph" style:parent-style-name="Standard" style:list-style-name="L11">
      <style:text-properties officeooo:paragraph-rsid="001c48f7"/>
    </style:style>
    <style:style style:name="P7" style:family="paragraph" style:parent-style-name="Standard" style:list-style-name="L11">
      <style:text-properties officeooo:paragraph-rsid="001db666"/>
    </style:style>
    <style:style style:name="P8" style:family="paragraph" style:parent-style-name="Standard" style:list-style-name="L11">
      <style:text-properties officeooo:rsid="001db666" officeooo:paragraph-rsid="001db666"/>
    </style:style>
    <style:style style:name="P9" style:family="paragraph" style:parent-style-name="Standard">
      <style:text-properties officeooo:rsid="001db666" officeooo:paragraph-rsid="001db666"/>
    </style:style>
    <style:style style:name="P10" style:family="paragraph" style:parent-style-name="Standard" style:list-style-name="L12">
      <style:text-properties officeooo:rsid="001db666" officeooo:paragraph-rsid="001db666"/>
    </style:style>
    <style:style style:name="P11" style:family="paragraph" style:parent-style-name="Standard" style:list-style-name="L12">
      <style:text-properties officeooo:rsid="001db666" officeooo:paragraph-rsid="001e1552"/>
    </style:style>
    <style:style style:name="P12" style:family="paragraph" style:parent-style-name="Standard" style:list-style-name="L12">
      <style:text-properties officeooo:rsid="001db666" officeooo:paragraph-rsid="001fbbd9"/>
    </style:style>
    <style:style style:name="P13" style:family="paragraph" style:parent-style-name="Standard" style:list-style-name="L12">
      <style:text-properties officeooo:paragraph-rsid="001db666"/>
    </style:style>
    <style:style style:name="P14" style:family="paragraph" style:parent-style-name="Standard" style:list-style-name="L12">
      <style:text-properties fo:font-weight="normal" officeooo:rsid="001db666" officeooo:paragraph-rsid="001e1552" style:font-weight-asian="normal" style:font-weight-complex="normal"/>
    </style:style>
    <style:style style:name="P15" style:family="paragraph" style:parent-style-name="Standard" style:list-style-name="L12">
      <style:text-properties officeooo:rsid="001fbbd9" officeooo:paragraph-rsid="001fbbd9"/>
    </style:style>
    <style:style style:name="P16" style:family="paragraph" style:parent-style-name="Standard" style:list-style-name="L12">
      <style:text-properties officeooo:rsid="00217b0a" officeooo:paragraph-rsid="00217b0a"/>
    </style:style>
    <style:style style:name="P17" style:family="paragraph" style:parent-style-name="Standard">
      <style:text-properties officeooo:rsid="00217b0a" officeooo:paragraph-rsid="00217b0a"/>
    </style:style>
    <style:style style:name="P18" style:family="paragraph" style:parent-style-name="Standard" style:list-style-name="L13">
      <style:text-properties officeooo:rsid="00217b0a" officeooo:paragraph-rsid="00217b0a"/>
    </style:style>
    <style:style style:name="P19" style:family="paragraph" style:parent-style-name="Standard" style:list-style-name="L14">
      <style:text-properties officeooo:rsid="00217b0a" officeooo:paragraph-rsid="00217b0a"/>
    </style:style>
    <style:style style:name="T1" style:family="text">
      <style:text-properties officeooo:rsid="001c0c14"/>
    </style:style>
    <style:style style:name="T2" style:family="text">
      <style:text-properties officeooo:rsid="0000b2c1"/>
    </style:style>
    <style:style style:name="T3" style:family="text">
      <style:text-properties officeooo:rsid="001c48f7"/>
    </style:style>
    <style:style style:name="T4" style:family="text">
      <style:text-properties officeooo:rsid="001db666"/>
    </style:style>
    <style:style style:name="T5" style:family="text">
      <style:text-properties officeooo:rsid="001e1552"/>
    </style:style>
    <style:style style:name="T6" style:family="text">
      <style:text-properties officeooo:rsid="001fbbd9"/>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2">Module </text:span><text:span text:style-name="T1">6</text:span><text:span text:style-name="T2">: Project </text:span><text:span text:style-name="T1">Risk Management</text:span></text:p>
      <text:p text:style-name="P3">9/1</text:p>
      <text:p text:style-name="P1"/>
      <text:p text:style-name="P4"><text:span text:style-name="T2">Learning Objectives</text:span></text:p>
      <text:list xml:id="list3397586476" text:style-name="L10">
        <text:list-item>
          <text:p text:style-name="P5"><text:span text:style-name="T2">Assess how risk events can be prioritized to ensure that effective risk m</text:span><text:span text:style-name="T3">anagement strategies </text:span><text:span text:style-name="T2">are completed</text:span></text:p>
        </text:list-item>
        <text:list-item>
          <text:p text:style-name="P5"><text:span text:style-name="T2">Describe activities or actions implemented to manage stakeholder needs</text:span></text:p>
        </text:list-item>
        <text:list-item>
          <text:p text:style-name="P5"><text:span text:style-name="T2">Create a project schedule using standard project management software</text:span></text:p>
        </text:list-item>
      </text:list>
      <text:p text:style-name="P4"/>
      <text:p text:style-name="P4">Identifying and Documenting Project Risks</text:p>
      <text:list xml:id="list541602555" text:style-name="L11">
        <text:list-item>
          <text:p text:style-name="P6">Risk management practices</text:p>
          <text:list>
            <text:list-item>
              <text:p text:style-name="P7">designed to help practitioners identify risk, ensure that a project's risk stays within acceptable levels</text:p>
            </text:list-item>
            <text:list-item>
              <text:p text:style-name="P7">increase the chances that events that are good for the project will happen</text:p>
            </text:list-item>
            <text:list-item>
              <text:p text:style-name="P7">decreas<text:span text:style-name="T4">e </text:span>the chances that events that are bad for the project will happen</text:p>
            </text:list-item>
          </text:list>
        </text:list-item>
        <text:list-item>
          <text:p text:style-name="P8">risk register</text:p>
          <text:list>
            <text:list-item>
              <text:p text:style-name="P8">lists the project's risks and all of the potential responses to those risks</text:p>
            </text:list-item>
            <text:list-item>
              <text:p text:style-name="P8">a "living document" that must be continuously reviewed and updated throughout the project life cycle</text:p>
            </text:list-item>
            <text:list-item>
              <text:p text:style-name="P8">can be a short, simple document or a more-complex record of project risks, depending on the needs of the project</text:p>
            </text:list-item>
          </text:list>
        </text:list-item>
        <text:list-item>
          <text:p text:style-name="P8">Identification Techniques</text:p>
          <text:list>
            <text:list-item>
              <text:p text:style-name="P8">Brainstorming</text:p>
              <text:list>
                <text:list-item>
                  <text:p text:style-name="P8">generating ideas in a free-flowing, associative manner</text:p>
                </text:list-item>
              </text:list>
            </text:list-item>
            <text:list-item>
              <text:p text:style-name="P8">Delphi technique</text:p>
              <text:list>
                <text:list-item>
                  <text:p text:style-name="P8">based on gaining consensus from experts without bringing them together in face-to-face meetings</text:p>
                </text:list-item>
                <text:list-item>
                  <text:p text:style-name="P8">gathers ideas separately from experts using a standard questionnaire, then summarizes returned responses—without attribution—and re-sends them to the experts for additional comments</text:p>
                </text:list-item>
              </text:list>
            </text:list-item>
            <text:list-item>
              <text:p text:style-name="P8">Interviewing</text:p>
              <text:list>
                <text:list-item>
                  <text:p text:style-name="P8">identify possible risks by questioning stakeholders about the risks that they perceive</text:p>
                </text:list-item>
              </text:list>
            </text:list-item>
            <text:list-item>
              <text:p text:style-name="P8">Root cause analysis</text:p>
              <text:list>
                <text:list-item>
                  <text:p text:style-name="P8">identify the underlying causes of risk so that the risk can be prevented or eliminated</text:p>
                </text:list-item>
              </text:list>
            </text:list-item>
            <text:list-item>
              <text:p text:style-name="P8">SWOT analysis</text:p>
              <text:list>
                <text:list-item>
                  <text:p text:style-name="P8">identifies risk (threats and weaknesses) and measures them against the strengths and opportunities of the organization and the project</text:p>
                </text:list-item>
              </text:list>
            </text:list-item>
            <text:list-item>
              <text:p text:style-name="P8">Checklist analysis</text:p>
              <text:list>
                <text:list-item>
                  <text:p text:style-name="P8">uses checklists that are based on historical information or risks identified in a risk breakdown structure</text:p>
                </text:list-item>
                <text:list-item>
                  <text:p text:style-name="P8">can lead to oversimplification of project risks so care must be taken when using these lists</text:p>
                </text:list-item>
              </text:list>
            </text:list-item>
            <text:list-item>
              <text:p text:style-name="P8">Assumptions analysis</text:p>
              <text:list>
                <text:list-item>
                  <text:p text:style-name="P8">re-examine the assumptions under which the project was planned</text:p>
                </text:list-item>
                <text:list-item>
                  <text:p text:style-name="P8"><text:span text:style-name="T5">prior </text:span>assumptions made may have suffered from incompleteness, inaccuracy, inconsistency, or instability</text:p>
                </text:list-item>
              </text:list>
            </text:list-item>
            <text:list-item>
              <text:p text:style-name="P8">Diagramming techniques</text:p>
              <text:list>
                <text:list-item>
                  <text:p text:style-name="P8">various types of diagrams that aim to show the relationship between events and their effects</text:p>
                </text:list-item>
                <text:list-item>
                  <text:p text:style-name="P8"><text:soft-page-break/>cause-and-effect diagrams, system or process flowcharts, and influence diagrams</text:p>
                </text:list-item>
              </text:list>
            </text:list-item>
            <text:list-item>
              <text:p text:style-name="P8">Expert judgment</text:p>
              <text:list>
                <text:list-item>
                  <text:p text:style-name="P8">those with experience relevant to the project <text:span text:style-name="T5">should</text:span> join other stakeholders in identifying risks</text:p>
                </text:list-item>
              </text:list>
            </text:list-item>
          </text:list>
        </text:list-item>
      </text:list>
      <text:p text:style-name="P9"/>
      <text:p text:style-name="P9">Analyzing Risks</text:p>
      <text:list xml:id="list1138241916" text:style-name="L12">
        <text:list-item>
          <text:p text:style-name="P10">goal of risk analysis is to develop greater insight into the nature of different project risks</text:p>
        </text:list-item>
        <text:list-item>
          <text:p text:style-name="P10">helps to identify the impact that a risk may have on a project</text:p>
        </text:list-item>
        <text:list-item>
          <text:p text:style-name="P11">Qualitative <text:span text:style-name="T5">risk </text:span>assessment</text:p>
          <text:list>
            <text:list-item>
              <text:p text:style-name="P11"><text:span text:style-name="T5">t</text:span>ypically less complex and require less effort <text:span text:style-name="T5">than quantitative</text:span></text:p>
            </text:list-item>
            <text:list-item>
              <text:p text:style-name="P11"><text:span text:style-name="T5">q</text:span>ualitative methods will be sufficient <text:span text:style-name="T5">i</text:span>n most small- and medium-sized projects</text:p>
            </text:list-item>
            <text:list-item>
              <text:p text:style-name="P14">begins with an assessment of each risk's severity derived from:</text:p>
              <text:list>
                <text:list-item>
                  <text:p text:style-name="P14">the probability of the risk occurring</text:p>
                </text:list-item>
                <text:list-item>
                  <text:p text:style-name="P14">the impact that the risk will have on the project if it does occur</text:p>
                </text:list-item>
              </text:list>
            </text:list-item>
            <text:list-item>
              <text:p text:style-name="P14">develop probability ranges or rating scales and then assign each risk to one of the ranges</text:p>
            </text:list-item>
            <text:list-item>
              <text:p text:style-name="P14">Risk-related Assets</text:p>
              <text:list>
                <text:list-item>
                  <text:p text:style-name="P14">historical information, lessons learned, and other risk-related assets from previous projects</text:p>
                </text:list-item>
                <text:list-item>
                  <text:p text:style-name="P14">practitioners should take into account as many relevant factors as possible to determine the priority of risk events</text:p>
                </text:list-item>
                <text:list-item>
                  <text:p text:style-name="P14">quality of data should be assessed and stakeholders' and experts' biases should be identified and weighed</text:p>
                </text:list-item>
                <text:list-item>
                  <text:p text:style-name="P14">conduct a risk urgency assessment, whic<text:span text:style-name="T5">h</text:span> help<text:span text:style-name="T5">s </text:span>determine</text:p>
                  <text:list>
                    <text:list-item>
                      <text:p text:style-name="P14">whether certain risk events may need to be placed at a higher priority in the short-term</text:p>
                    </text:list-item>
                    <text:list-item>
                      <text:p text:style-name="P14">whether certain phases of the project are more likely to encounter risk</text:p>
                    </text:list-item>
                  </text:list>
                </text:list-item>
              </text:list>
            </text:list-item>
            <text:list-item>
              <text:p text:style-name="P14">The Probability and Impact Matrix</text:p>
              <text:list>
                <text:list-item>
                  <text:p text:style-name="P14">a tool that helps project practitioners determine whether a risk is considered low, moderate, or high by combining the two dimensions of a risk</text:p>
                </text:list-item>
                <text:list-item>
                  <text:p text:style-name="P14">risk score is determined by multiplying the probability that the event will occur by the impact on schedule, quality, cost, or performance, represented numerically</text:p>
                  <text:list>
                    <text:list-item>
                      <text:p text:style-name="P14">(RS = P * I)</text:p>
                    </text:list-item>
                  </text:list>
                </text:list-item>
                <text:list-item>
                  <text:p text:style-name="P14"><text:span text:style-name="T5">w</text:span>ith risk score in mind, project practitioners will turn to the organizational probability and impact matrix and determine whether the risk event should be considered low, moderate, or high risk based on the organization's classification system</text:p>
                </text:list-item>
              </text:list>
            </text:list-item>
            <text:list-item>
              <text:p text:style-name="P14">Tools and Techniques</text:p>
              <text:list>
                <text:list-item>
                  <text:p text:style-name="P14">Sequenced List</text:p>
                  <text:list>
                    <text:list-item>
                      <text:p text:style-name="P14">the simplest and most basic approach for identifying the severity of risks</text:p>
                    </text:list-item>
                    <text:list-item>
                      <text:p text:style-name="P14">enumerates the risks, ordering them by their risk score and/or severity</text:p>
                    </text:list-item>
                  </text:list>
                </text:list-item>
                <text:list-item>
                  <text:p text:style-name="P14">Risk Assessment Matrix</text:p>
                  <text:list>
                    <text:list-item>
                      <text:p text:style-name="P14">places the probability ratings in rows and the impact ratings in columns</text:p>
                    </text:list-item>
                    <text:list-item>
                      <text:p text:style-name="P14">each risk is placed in the correct cell of the matrix, based on its probability and impact</text:p>
                    </text:list-item>
                  </text:list>
                </text:list-item>
              </text:list>
            </text:list-item>
            <text:list-item>
              <text:p text:style-name="P14">Limitations</text:p>
              <text:list>
                <text:list-item>
                  <text:p text:style-name="P14">"high," "medium," and "low" risk scales are imprecise</text:p>
                </text:list-item>
                <text:list-item>
                  <text:p text:style-name="P14">can be difficult to settle ties or to sort through numerous risks</text:p>
                </text:list-item>
              </text:list>
            </text:list-item>
          </text:list>
        </text:list-item>
        <text:list-item>
          <text:p text:style-name="P11"><text:span text:style-name="T5">Q</text:span>uantitative risk assessment</text:p>
          <text:list>
            <text:list-item>
              <text:p text:style-name="P10">offer more precise information</text:p>
            </text:list-item>
            <text:list-item>
              <text:p text:style-name="P10">risks that require further analysis can be put through a quantitative analysis</text:p>
            </text:list-item>
            <text:list-item>
              <text:p text:style-name="P10"><text:soft-page-break/>assesses the overall level of risk exposure and highlights specific areas of risk, allowing practitioners to develop appropriate responses to those risks</text:p>
            </text:list-item>
            <text:list-item>
              <text:p text:style-name="P10">can become complex because a single risk event can have multiple possible effects on a number of systems and processes</text:p>
            </text:list-item>
            <text:list-item>
              <text:p text:style-name="P10">practitioners must also remain alert to the dangers of relying on mathematical techniques for risk analysis and making assumptions that may be false about their precision and reliability</text:p>
            </text:list-item>
            <text:list-item>
              <text:p text:style-name="P10">risk impact can be difficult to measure quantitatively when there is more than one factor that is impacted</text:p>
            </text:list-item>
            <text:list-item>
              <text:p text:style-name="P10">Tools and Techniques</text:p>
              <text:list>
                <text:list-item>
                  <text:p text:style-name="P10">The sequenced list</text:p>
                </text:list-item>
                <text:list-item>
                  <text:p text:style-name="P10">Two-dimensional quantitative analysis</text:p>
                  <text:list>
                    <text:list-item>
                      <text:p text:style-name="P15">risks can also be documented visually using two-dimensional quantitative analysis</text:p>
                    </text:list-item>
                    <text:list-item>
                      <text:p text:style-name="P15">two perpendicular axes are used—one axis measures the risk probability while the other measures the risk impact</text:p>
                    </text:list-item>
                    <text:list-item>
                      <text:p text:style-name="P15">each risk is plotted, based on its combination of probability and impact characteristics</text:p>
                    </text:list-item>
                  </text:list>
                </text:list-item>
                <text:list-item>
                  <text:p text:style-name="P10">Decision tree analysis</text:p>
                  <text:list>
                    <text:list-item>
                      <text:p text:style-name="P10">a decision analysis tool that shows a number of options, the paths by which each of these options may be reached, and the possible consequences of choosing each option</text:p>
                    </text:list-item>
                    <text:list-item>
                      <text:p text:style-name="P10">designed to establish a logical sequence for decisions, to consider the decision alternatives available, and to evaluate the results they will produce</text:p>
                    </text:list-item>
                    <text:list-item>
                      <text:p text:style-name="P10">valuable for risk assessment when a limited number of potential outcomes are possible</text:p>
                    </text:list-item>
                    <text:list-item>
                      <text:p text:style-name="P10">use the weight of each risk and estimates to determine the potential impact for various alternatives</text:p>
                    </text:list-item>
                    <text:list-item>
                      <text:p text:style-name="P15">typically used with risks that affect the project schedule or project costs</text:p>
                    </text:list-item>
                    <text:list-item>
                      <text:p text:style-name="P15">key assumptions</text:p>
                      <text:list>
                        <text:list-item>
                          <text:p text:style-name="P15">Decisions are sequential</text:p>
                        </text:list-item>
                        <text:list-item>
                          <text:p text:style-name="P15">Decisions today can influence decisions tomorrow</text:p>
                        </text:list-item>
                        <text:list-item>
                          <text:p text:style-name="P15">Decisions or chance occurrences tomorrow can impact the results of decisions made today</text:p>
                        </text:list-item>
                        <text:list-item>
                          <text:p text:style-name="P15">While decision makers may have no control over decisions or chance occurrences in the future, knowing their probability can help in making decisions now</text:p>
                        </text:list-item>
                      </text:list>
                    </text:list-item>
                    <text:list-item>
                      <text:p text:style-name="P15">benefits</text:p>
                      <text:list>
                        <text:list-item>
                          <text:p text:style-name="P15">Analyzing the possible consequences of a decision</text:p>
                        </text:list-item>
                        <text:list-item>
                          <text:p text:style-name="P15">Graphically seeing the paths for decision-making</text:p>
                        </text:list-item>
                        <text:list-item>
                          <text:p text:style-name="P15">Quantifying the values of outcomes and the probabilities of achieving them</text:p>
                        </text:list-item>
                        <text:list-item>
                          <text:p text:style-name="P15">Allowing for the optimal decision on the basis of existing information</text:p>
                        </text:list-item>
                      </text:list>
                    </text:list-item>
                    <text:list-item>
                      <text:p text:style-name="P15">shortcomings</text:p>
                      <text:list>
                        <text:list-item>
                          <text:p text:style-name="P15">hampered by its underlying assumptions</text:p>
                        </text:list-item>
                        <text:list-item>
                          <text:p text:style-name="P15">cannot account for natural disasters and other unforeseen events</text:p>
                        </text:list-item>
                        <text:list-item>
                          <text:p text:style-name="P15">isn't adjusted for the risk tolerance of the decision-maker</text:p>
                        </text:list-item>
                      </text:list>
                    </text:list-item>
                  </text:list>
                </text:list-item>
                <text:list-item>
                  <text:p text:style-name="P12"><text:span text:style-name="T6">E</text:span>xpected monetary value analysis</text:p>
                  <text:list>
                    <text:list-item>
                      <text:p text:style-name="P12">a statistical technique that calculates the average outcome when the future includes scenarios that may or may not happen</text:p>
                    </text:list-item>
                    <text:list-item>
                      <text:p text:style-name="P12">the value of each possible outcome is multiplied by its probability of occurrence</text:p>
                    </text:list-item>
                    <text:list-item>
                      <text:p text:style-name="P12">the probability-weighted values of the possible outcomes are then added together</text:p>
                    </text:list-item>
                    <text:list-item>
                      <text:p text:style-name="P12"><text:soft-page-break/>can be useful in clarifying a company's options, as well as determining which of those options is the most beneficial or least risky</text:p>
                    </text:list-item>
                  </text:list>
                </text:list-item>
                <text:list-item>
                  <text:p text:style-name="P10">Sensitivity analysis and tornado diagrams</text:p>
                  <text:list>
                    <text:list-item>
                      <text:p text:style-name="P10">the systematic and comprehensive analysis of changes in the results of mathematical models as variables or assumptions change</text:p>
                    </text:list-item>
                    <text:list-item>
                      <text:p text:style-name="P10">designed to identify which risks have the greatest potential impact on the project</text:p>
                    </text:list-item>
                    <text:list-item>
                      <text:p text:style-name="P10">examines the extent to which the uncertainty of each project element affects the objective being examined, when all other uncertain elements are held at their baseline levels</text:p>
                    </text:list-item>
                    <text:list-item>
                      <text:p text:style-name="P10">allows a range of plausible inputs to be considered when there is uncertainty about the true value of an input</text:p>
                    </text:list-item>
                    <text:list-item>
                      <text:p text:style-name="P10">can also be used to assess the possible effects of project risk events</text:p>
                    </text:list-item>
                    <text:list-item>
                      <text:p text:style-name="P10">benefits</text:p>
                      <text:list>
                        <text:list-item>
                          <text:p text:style-name="P10">Determining how sensitive output or outcome relates to various values of critical inputs</text:p>
                        </text:list-item>
                        <text:list-item>
                          <text:p text:style-name="P10">Tracing the effect of changes in key decision variables</text:p>
                        </text:list-item>
                        <text:list-item>
                          <text:p text:style-name="P10">Providing a less costly and time-consuming analysis than simulation analysis</text:p>
                        </text:list-item>
                      </text:list>
                    </text:list-item>
                    <text:list-item>
                      <text:p text:style-name="P10">drawback<text:span text:style-name="T6">s</text:span></text:p>
                      <text:list>
                        <text:list-item>
                          <text:p text:style-name="P10">only assesses one variable at a time when often it is the combination of uncertainties of all relevant variables that are crucial</text:p>
                        </text:list-item>
                        <text:list-item>
                          <text:p text:style-name="P10">generally based on subjective estimates of important decision variables</text:p>
                        </text:list-item>
                      </text:list>
                    </text:list-item>
                    <text:list-item>
                      <text:p text:style-name="P15">Tornado diagrams</text:p>
                      <text:list>
                        <text:list-item>
                          <text:p text:style-name="P15">ranks the factors affecting a project from the factors with the most uncertainty and impact to those with the least uncertainty and impact</text:p>
                        </text:list-item>
                        <text:list-item>
                          <text:p text:style-name="P15">contrasts the relative importance and impact of variables that have a high degree of uncertainty to those that are more stable</text:p>
                        </text:list-item>
                      </text:list>
                    </text:list-item>
                  </text:list>
                </text:list-item>
                <text:list-item>
                  <text:p text:style-name="P10">Simulations and the Monte Carlo technique</text:p>
                  <text:list>
                    <text:list-item>
                      <text:p text:style-name="P10">used to measure risks for the project as a whole, rather than for individual alternatives</text:p>
                    </text:list-item>
                    <text:list-item>
                      <text:p text:style-name="P15">benefits</text:p>
                      <text:list>
                        <text:list-item>
                          <text:p text:style-name="P15">Relative simplicity</text:p>
                        </text:list-item>
                        <text:list-item>
                          <text:p text:style-name="P15">Ability to model and test the behavior of complex systems</text:p>
                        </text:list-item>
                        <text:list-item>
                          <text:p text:style-name="P15">Flexibility</text:p>
                        </text:list-item>
                        <text:list-item>
                          <text:p text:style-name="P15">Ability to employ a large number of probabilistic inputs</text:p>
                        </text:list-item>
                        <text:list-item>
                          <text:p text:style-name="P15">Ability to compress time</text:p>
                        </text:list-item>
                      </text:list>
                    </text:list-item>
                    <text:list-item>
                      <text:p text:style-name="P15">drawbacks</text:p>
                      <text:list>
                        <text:list-item>
                          <text:p text:style-name="P15">potential high cost</text:p>
                        </text:list-item>
                        <text:list-item>
                          <text:p text:style-name="P15">considerable amount of programming and analysis time involved</text:p>
                        </text:list-item>
                        <text:list-item>
                          <text:p text:style-name="P15">risk of error</text:p>
                        </text:list-item>
                      </text:list>
                    </text:list-item>
                    <text:list-item>
                      <text:p text:style-name="P10">Simulation Models</text:p>
                      <text:list>
                        <text:list-item>
                          <text:p text:style-name="P10">use computer-based programs to predict the behavior of a system</text:p>
                        </text:list-item>
                        <text:list-item>
                          <text:p text:style-name="P10">acts as a similar but simpler model to represent a situation or problem in order to analyze possible outputs</text:p>
                        </text:list-item>
                        <text:list-item>
                          <text:p text:style-name="P10">two types of inputs</text:p>
                          <text:list>
                            <text:list-item>
                              <text:p text:style-name="P12">Controllable inputs</text:p>
                              <text:list>
                                <text:list-item>
                                  <text:p text:style-name="P12">directly controlled by the company or individual</text:p>
                                </text:list-item>
                              </text:list>
                            </text:list-item>
                            <text:list-item>
                              <text:p text:style-name="P12">Probabilistic inputs</text:p>
                              <text:list>
                                <text:list-item>
                                  <text:p text:style-name="P12">outside the direct control of the company or individual and take on different values</text:p>
                                </text:list-item>
                              </text:list>
                            </text:list-item>
                          </text:list>
                        </text:list-item>
                      </text:list>
                    </text:list-item>
                    <text:list-item>
                      <text:p text:style-name="P10"><text:soft-page-break/>What-if Analysis</text:p>
                      <text:list>
                        <text:list-item>
                          <text:p text:style-name="P10">involves selecting different values for the probabilistic inputs in a model and then computing the possible outputs</text:p>
                        </text:list-item>
                      </text:list>
                    </text:list-item>
                    <text:list-item>
                      <text:p text:style-name="P10">Monte Carlo Analysis</text:p>
                      <text:list>
                        <text:list-item>
                          <text:p text:style-name="P10">relies on statistical sampling to approximate solutions to quantitative problems</text:p>
                        </text:list-item>
                        <text:list-item>
                          <text:p text:style-name="P10">computerized probabilistic calculations that use random number generators to draw samples from probability distributions</text:p>
                        </text:list-item>
                        <text:list-item>
                          <text:p text:style-name="P13"><text:span text:style-name="T4">objecti</text:span><text:span text:style-name="T6">ve is</text:span><text:span text:style-name="T4"> to find the effect of multiple uncertainties on a value quantity of interest</text:span></text:p>
                        </text:list-item>
                        <text:list-item>
                          <text:p text:style-name="P13">results follow a continuous line</text:p>
                        </text:list-item>
                        <text:list-item>
                          <text:p text:style-name="P13">advantages</text:p>
                          <text:list>
                            <text:list-item>
                              <text:p text:style-name="P13">can determine risk effects for cost and schedule models that are too complex for common analytical methods</text:p>
                            </text:list-item>
                            <text:list-item>
                              <text:p text:style-name="P13">can explicitly incorporate the risk knowledge of the project team for both cost and schedule risk events</text:p>
                            </text:list-item>
                            <text:list-item>
                              <text:p text:style-name="P13">have the ability to reveal, through sensitivity analysis, the impact of specific risk events on the project cost and schedule</text:p>
                            </text:list-item>
                          </text:list>
                        </text:list-item>
                        <text:list-item>
                          <text:p text:style-name="P16">drawbacks</text:p>
                          <text:list>
                            <text:list-item>
                              <text:p text:style-name="P16">require knowledge and training for their successful implementation</text:p>
                            </text:list-item>
                            <text:list-item>
                              <text:p text:style-name="P16">requires the user to know and specify exact probability distribution information, mean, standard deviation, and distribution shape</text:p>
                            </text:list-item>
                          </text:list>
                        </text:list-item>
                      </text:list>
                    </text:list-item>
                  </text:list>
                </text:list-item>
              </text:list>
            </text:list-item>
          </text:list>
        </text:list-item>
      </text:list>
      <text:p text:style-name="P17"/>
      <text:p text:style-name="P17">Developing Risk Response Plans</text:p>
      <text:list xml:id="list3232780105" text:style-name="L13">
        <text:list-item>
          <text:p text:style-name="P18">planning explores response strategies for the high-risk items identified</text:p>
        </text:list-item>
        <text:list-item>
          <text:p text:style-name="P18">also identifies and assigns parties to take responsibility for each risk response</text:p>
        </text:list-item>
        <text:list-item>
          <text:p text:style-name="P18">key questions</text:p>
          <text:list>
            <text:list-item>
              <text:p text:style-name="P18">What can be done about a given risk, and what responses are possible?</text:p>
            </text:list-item>
            <text:list-item>
              <text:p text:style-name="P18">What are the trade-offs in terms of the costs, benefits, and risks among the available options?</text:p>
            </text:list-item>
            <text:list-item>
              <text:p text:style-name="P18">What are the impacts of current decisions on future options?</text:p>
            </text:list-item>
          </text:list>
        </text:list-item>
        <text:list-item>
          <text:p text:style-name="P18">Elements of Risk Response Planning</text:p>
          <text:list>
            <text:list-item>
              <text:p text:style-name="P18">Review risk causes and risk interactions</text:p>
            </text:list-item>
            <text:list-item>
              <text:p text:style-name="P18">Identify alternative risk response strategies, methods, and tools for each major risk</text:p>
            </text:list-item>
            <text:list-item>
              <text:p text:style-name="P18">Evaluate and prioritize risk response alternatives</text:p>
            </text:list-item>
            <text:list-item>
              <text:p text:style-name="P18">Establish and commit required resources for specific risk response alternatives</text:p>
            </text:list-item>
            <text:list-item>
              <text:p text:style-name="P18">Communicate risk response plans to project participants for implementation</text:p>
            </text:list-item>
          </text:list>
        </text:list-item>
        <text:list-item>
          <text:p text:style-name="P18">Risk Response Triggers</text:p>
          <text:list>
            <text:list-item>
              <text:p text:style-name="P18">When should project practitioners spend the time and money to develop risk responses?</text:p>
              <text:list>
                <text:list-item>
                  <text:p text:style-name="P18">The risks should be significant and there should be cost-effective responses.</text:p>
                </text:list-item>
                <text:list-item>
                  <text:p text:style-name="P18">The risks could have a high impact and therefore must be addressed—even if their probability of occurrence is low.</text:p>
                </text:list-item>
                <text:list-item>
                  <text:p text:style-name="P18">Minor risks should have responses developed when these strategies are inexpensive and effective.</text:p>
                </text:list-item>
              </text:list>
            </text:list-item>
          </text:list>
        </text:list-item>
      </text:list>
      <text:p text:style-name="P17"/>
      <text:p text:style-name="P17">Risk Response Strategies</text:p>
      <text:list xml:id="list4161774305" text:style-name="L14">
        <text:list-item>
          <text:p text:style-name="P19">Negative Risk Responses</text:p>
          <text:list>
            <text:list-item>
              <text:p text:style-name="P19">Avoidance</text:p>
              <text:list>
                <text:list-item>
                  <text:p text:style-name="P19">seeks to eliminate threats or negative risks by preventing them from ever occurring</text:p>
                </text:list-item>
              </text:list>
            </text:list-item>
            <text:list-item>
              <text:p text:style-name="P19">Mitigation</text:p>
              <text:list>
                <text:list-item>
                  <text:p text:style-name="P19"><text:soft-page-break/>seeks to reduce the impact of negative risks or threats</text:p>
                </text:list-item>
              </text:list>
            </text:list-item>
            <text:list-item>
              <text:p text:style-name="P19">Transference</text:p>
              <text:list>
                <text:list-item>
                  <text:p text:style-name="P19">seeks to assign responsibility for negative-impact risks to a different organization</text:p>
                  <text:list>
                    <text:list-item>
                      <text:p text:style-name="P19">usually at an increased cost to the performing organization</text:p>
                    </text:list-item>
                  </text:list>
                </text:list-item>
              </text:list>
            </text:list-item>
            <text:list-item>
              <text:p text:style-name="P19">Acceptance</text:p>
              <text:list>
                <text:list-item>
                  <text:p text:style-name="P19">accepts that a negative risk may occur and the team will not plan a response because the response would not be feasible or cost-effective to implement</text:p>
                </text:list-item>
              </text:list>
            </text:list-item>
          </text:list>
        </text:list-item>
        <text:list-item>
          <text:p text:style-name="P19">Positive Risk Responses</text:p>
          <text:list>
            <text:list-item>
              <text:p text:style-name="P19">Exploit</text:p>
              <text:list>
                <text:list-item>
                  <text:p text:style-name="P19">seeks opportunities to exploit a positive risk event</text:p>
                </text:list-item>
                <text:list-item>
                  <text:p text:style-name="P19">idea is to make sure that the opportunity definitely happens</text:p>
                </text:list-item>
              </text:list>
            </text:list-item>
            <text:list-item>
              <text:p text:style-name="P19">Share</text:p>
              <text:list>
                <text:list-item>
                  <text:p text:style-name="P19">seeks to share positive-impact risks with third parties through partnerships, teams, special-purpose companies and joint ventures</text:p>
                </text:list-item>
                <text:list-item>
                  <text:p text:style-name="P19">similar to transferring risk</text:p>
                </text:list-item>
              </text:list>
            </text:list-item>
            <text:list-item>
              <text:p text:style-name="P19">Enhance</text:p>
              <text:list>
                <text:list-item>
                  <text:p text:style-name="P19">seeks to increase the probability and/or the positive impacts of an opportunity</text:p>
                </text:list-item>
                <text:list-item>
                  <text:p text:style-name="P19">involves identifying and making use of key drivers or root causes of positive-impact risks</text:p>
                </text:list-item>
              </text:list>
            </text:list-item>
            <text:list-item>
              <text:p text:style-name="P19">Accept</text:p>
              <text:list>
                <text:list-item>
                  <text:p text:style-name="P19">accepts opportunities as they arise but does not involve pursuing them</text:p>
                </text:list-item>
              </text:list>
            </text:list-item>
          </text:list>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8-14T17:05:43.371079150</meta:creation-date>
    <dc:date>2021-09-02T18:34:26.306585571</dc:date>
    <meta:editing-duration>PT13H50M50S</meta:editing-duration>
    <meta:editing-cycles>12</meta:editing-cycles>
    <meta:generator>LibreOffice/6.4.7.2$Linux_X86_64 LibreOffice_project/40$Build-2</meta:generator>
    <meta:document-statistic meta:table-count="0" meta:image-count="0" meta:object-count="0" meta:page-count="6" meta:paragraph-count="199" meta:word-count="2133" meta:character-count="13008" meta:non-whitespace-character-count="11270"/>
  </office:meta>
</office:document-meta>
</file>